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beansDescriptorsSerSource.setLocation( String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DescriptorsSerSource.loadDescriptors( Registry registry , String location , String type ,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beansDescriptorsSerSource.execu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MbeansDescriptorsSerSource.setRegistry( Registry re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DescriptorsSerSource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DescriptorsSerSource.setSource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